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00000025212C00142.png" manifest:media-type="image/png"/>
  <manifest:file-entry manifest:full-path="Pictures/10000201000002C6000001A26F9AEFE3.png" manifest:media-type="image/png"/>
  <manifest:file-entry manifest:full-path="Pictures/10000201000001A0000001E652BFA0C5.png" manifest:media-type="image/png"/>
  <manifest:file-entry manifest:full-path="Pictures/100002010000012C000000696A7465C6.png" manifest:media-type="image/png"/>
  <manifest:file-entry manifest:full-path="Pictures/10000201000003D4000002E275328901.png" manifest:media-type="image/png"/>
  <manifest:file-entry manifest:full-path="Pictures/10000201000003E0000000CA293510AA.png" manifest:media-type="image/png"/>
  <manifest:file-entry manifest:full-path="Pictures/10000201000003E0000001A1F6A73BB4.png" manifest:media-type="image/png"/>
  <manifest:file-entry manifest:full-path="Pictures/10000201000003E0000001814BA3F7D6.png" manifest:media-type="image/png"/>
  <manifest:file-entry manifest:full-path="Pictures/1000020100000181000000D744E9A55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gu 1C2" svg:font-family="'Migu 1C'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2cm" svg:stroke-color="#83cc83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97cm"/>
    </style:style>
    <style:style style:name="gr5" style:family="graphic" style:parent-style-name="standard">
      <style:graphic-properties svg:stroke-color="#279227" draw:fill="solid" draw:fill-color="#83cc83" draw:textarea-horizontal-align="justify" draw:textarea-vertical-align="middle" draw:auto-grow-height="false" fo:min-height="2.75cm" fo:min-width="3.9cm"/>
    </style:style>
    <style:style style:name="gr6" style:family="graphic" style:parent-style-name="standard">
      <style:graphic-properties svg:stroke-width="0.1cm" svg:stroke-color="#83cc83" draw:marker-start-width="0.35cm" draw:marker-end-width="0.35cm" draw:fill="none" draw:textarea-horizontal-align="justify" draw:textarea-vertical-align="middle" draw:auto-grow-height="false" fo:min-height="1.622cm" fo:min-width="2.92cm" fo:padding-top="0.175cm" fo:padding-bottom="0.175cm" fo:padding-left="0.3cm" fo:padding-right="0.3cm" fo:wrap-option="no-wrap"/>
    </style:style>
    <style:style style:name="gr7" style:family="graphic" style:parent-style-name="standard">
      <style:graphic-properties svg:stroke-width="0.1cm" svg:stroke-color="#83cc83" draw:marker-start-width="0.35cm" draw:marker-end-width="0.35cm" draw:fill="none" draw:textarea-horizontal-align="justify" draw:textarea-vertical-align="middle" draw:auto-grow-height="false" fo:min-height="1.622cm" fo:min-width="5.312cm" fo:padding-top="0.175cm" fo:padding-bottom="0.175cm" fo:padding-left="0.3cm" fo:padding-right="0.3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61cm"/>
    </style:style>
    <style:style style:name="gr9" style:family="graphic" style:parent-style-name="塗りつぶしなし線なしオブジェクト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3.637cm" fo:min-width="12.225cm" fo:padding-top="0.15cm" fo:padding-bottom="0.15cm" fo:padding-left="0.275cm" fo:padding-right="0.275cm" fo:wrap-option="wrap" draw:shadow-opacity="80%"/>
    </style:style>
    <style:style style:name="gr11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0.994cm" fo:min-width="3.744cm" fo:padding-top="0.225cm" fo:padding-bottom="0.225cm" fo:padding-left="0.35cm" fo:padding-right="0.35cm"/>
    </style:style>
    <style:style style:name="gr1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3.637cm" fo:min-width="11.825cm" fo:padding-top="0.15cm" fo:padding-bottom="0.15cm" fo:padding-left="0.275cm" fo:padding-right="0.275cm" fo:wrap-option="wrap" draw:shadow-opacity="80%"/>
    </style:style>
    <style:style style:name="gr13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0.994cm" fo:min-width="6.344cm" fo:padding-top="0.225cm" fo:padding-bottom="0.225cm" fo:padding-left="0.35cm" fo:padding-right="0.35cm"/>
    </style:style>
    <style:style style:name="gr14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866cm" fo:min-width="20.017cm" fo:padding-top="0.15cm" fo:padding-bottom="0.15cm" fo:padding-left="0.275cm" fo:padding-right="0.275cm" fo:wrap-option="wrap" draw:shadow-opacity="80%"/>
    </style:style>
    <style:style style:name="gr15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1.356cm" fo:min-width="10.706cm" fo:padding-top="0.225cm" fo:padding-bottom="0.225cm" fo:padding-left="0.35cm" fo:padding-right="0.35cm"/>
    </style:style>
    <style:style style:name="gr16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7.642cm" fo:min-width="11.792cm" fo:padding-top="0.15cm" fo:padding-bottom="0.15cm" fo:padding-left="0.275cm" fo:padding-right="0.275cm" fo:wrap-option="wrap" draw:shadow-opacity="80%"/>
    </style:style>
    <style:style style:name="gr17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7.852cm" fo:min-width="8.802cm" fo:padding-top="0.225cm" fo:padding-bottom="0.225cm" fo:padding-left="0.35cm" fo:padding-right="0.35cm"/>
    </style:style>
    <style:style style:name="gr18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3.13cm" fo:min-width="21.48cm" fo:padding-top="0.15cm" fo:padding-bottom="0.15cm" fo:padding-left="0.275cm" fo:padding-right="0.275cm" fo:wrap-option="wrap" draw:shadow-opacity="80%"/>
    </style:style>
    <style:style style:name="gr19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1.356cm" fo:min-width="3.506cm" fo:padding-top="0.225cm" fo:padding-bottom="0.225cm" fo:padding-left="0.35cm" fo:padding-right="0.35cm"/>
    </style:style>
    <style:style style:name="pr1" style:family="presentation" style:parent-style-name="top-title">
      <style:graphic-properties fo:min-height="1.678cm"/>
    </style:style>
    <style:style style:name="pr2" style:family="presentation" style:parent-style-name="top-title">
      <style:graphic-properties fo:min-height="6.285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Question02_20_h1-title">
      <style:graphic-properties draw:auto-grow-height="true" fo:min-height="5.2cm"/>
    </style:style>
    <style:style style:name="pr5" style:family="presentation" style:parent-style-name="Question02_20_h1-notes">
      <style:graphic-properties draw:fill-color="#ffffff" draw:auto-grow-height="true" fo:min-height="13.364cm"/>
    </style:style>
    <style:style style:name="pr6" style:family="presentation" style:parent-style-name="Question01_20_h1_5f_-title">
      <style:graphic-properties fo:min-height="2.4cm"/>
    </style:style>
    <style:style style:name="pr7" style:family="presentation" style:parent-style-name="Question01_20_h1_5f_-notes">
      <style:graphic-properties draw:fill-color="#ffffff" fo:min-height="13.364cm"/>
    </style:style>
    <style:style style:name="pr8" style:family="presentation" style:parent-style-name="標準_20_6-title">
      <style:graphic-properties draw:auto-grow-height="true" fo:min-height="3.506cm"/>
    </style:style>
    <style:style style:name="pr9" style:family="presentation" style:parent-style-name="標準_20_6-notes">
      <style:graphic-properties draw:fill-color="#ffffff" draw:auto-grow-height="true" fo:min-height="13.364cm"/>
    </style:style>
    <style:style style:name="pr10" style:family="presentation" style:parent-style-name="Question01_20_h1_5f_-title">
      <style:graphic-properties draw:auto-grow-height="true" fo:min-height="2.4cm"/>
    </style:style>
    <style:style style:name="pr11" style:family="presentation" style:parent-style-name="Question01_20_h1_5f_-notes">
      <style:graphic-properties draw:fill-color="#ffffff" draw:auto-grow-height="true" fo:min-height="13.364cm"/>
    </style:style>
    <style:style style:name="P1" style:family="paragraph">
      <style:text-properties fo:color="#83cc83" style:font-name="Migu 1C" fo:font-size="60pt" style:font-name-asian="Migu 1C" style:font-size-asian="60pt" style:font-size-complex="60pt"/>
    </style:style>
    <style:style style:name="P2" style:family="paragraph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Migu 1C2" fo:font-size="40pt" style:font-name-asian="Migu 1C2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 style:font-size-asian="20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color="#83cc83" fo:font-weight="bold" style:font-size-asian="18pt" style:font-weight-asian="bold" style:font-weight-complex="bold"/>
    </style:style>
    <style:style style:name="P11" style:family="paragraph">
      <loext:graphic-properties draw:fill="solid" draw:fill-color="#83cc83"/>
      <style:paragraph-properties fo:text-align="center"/>
      <style:text-properties fo:color="#ffffff" fo:font-size="18pt" style:font-size-asian="18pt"/>
    </style:style>
    <style:style style:name="P12" style:family="paragraph">
      <loext:graphic-properties draw:fill="none"/>
      <style:paragraph-properties fo:text-align="center"/>
      <style:text-properties fo:color="#83cc83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 draw:fill-color="#ffffff"/>
      <style:text-properties fo:color="#666666" fo:font-size="22pt" fo:font-weight="normal" style:font-size-asian="22pt" style:font-weight-asian="normal" style:font-size-complex="22pt" style:font-weight-complex="normal"/>
    </style:style>
    <style:style style:name="P14" style:family="paragraph">
      <loext:graphic-properties draw:fill-color="#ffffff"/>
      <style:text-properties fo:font-size="28.1000003814697pt" style:font-size-asian="18pt"/>
    </style:style>
    <style:style style:name="P15" style:family="paragraph">
      <style:paragraph-properties fo:text-align="start"/>
    </style:style>
    <style:style style:name="P16" style:family="paragraph">
      <loext:graphic-properties draw:fill-color="#ffffff" draw:opacity="80%"/>
      <style:paragraph-properties fo:text-align="start"/>
      <style:text-properties fo:color="#279227" style:font-name="Migu 1C" style:font-name-asian="Migu 1C" style:font-size-asian="18pt"/>
    </style:style>
    <style:style style:name="P17" style:family="paragraph">
      <loext:graphic-properties draw:fill-color="#ffffff"/>
      <style:text-properties style:font-size-asian="28.1000003814697pt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style:font-name="Migu 1C2" fo:font-size="40pt" style:font-name-asian="Migu 1C2" style:font-size-asian="40pt" style:font-size-complex="4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83cc83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fo:font-size="18pt" style:font-size-asian="18pt"/>
    </style:style>
    <style:style style:name="T7" style:family="text">
      <style:text-properties fo:color="#83cc83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666666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279227" style:font-name="Migu 1C" fo:font-size="32pt" style:font-name-asian="Migu 1C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17.6cm" svg:height="1.678cm" svg:x="0.6cm" svg:y="0.573cm" presentation:class="title" presentation:user-transformed="true">
          <draw:text-box>
            <text:p><text:span text:style-name="T1">Gramin</text:span><text:span text:style-name="T1">（ぐらみん）へようこそ！</text:span></text:p>
          </draw:text-box>
        </draw:frame>
        <draw:frame presentation:style-name="pr2" draw:text-style-name="P2" draw:layer="layout" svg:width="22.6cm" svg:height="6.285cm" svg:x="2.7cm" svg:y="6.25cm" presentation:class="title" presentation:user-transformed="true">
          <draw:text-box>
            <text:p><text:span text:style-name="T2">変数を使ってみよ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6A7465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Question02_20_h1" presentation:presentation-page-layout-name="AL2T19">
        <office:forms form:automatic-focus="false" form:apply-design-mode="false"/>
        <draw:frame presentation:style-name="pr4" draw:text-style-name="P5" draw:layer="layout" svg:width="22.599cm" svg:height="5.2cm" svg:x="5.2cm" svg:y="5.8cm" presentation:class="title">
          <draw:text-box>
            <text:p><text:span text:style-name="T3">変数ってなに？</text:span></text:p>
          </draw:text-box>
        </draw:frame>
        <draw:line draw:style-name="gr3" draw:text-style-name="P6" draw:layer="layout" svg:x1="6.6cm" svg:y1="25.1cm" svg:x2="10.2cm" svg:y2="26.8cm">
          <text:p/>
        </draw:lin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Question01_20_h1_5f_" presentation:presentation-page-layout-name="AL2T19">
        <office:forms form:automatic-focus="false" form:apply-design-mode="false"/>
        <draw:frame presentation:style-name="pr6" draw:text-style-name="P8" draw:layer="layout" svg:width="25.199cm" svg:height="2.4cm" svg:x="0.201cm" svg:y="2.5cm" presentation:class="title" presentation:user-transformed="true">
          <draw:text-box>
            <text:p><text:span text:style-name="T4">変数（へんすう）ってなに？</text:span></text:p>
          </draw:text-box>
        </draw:frame>
        <draw:frame draw:style-name="gr4" draw:text-style-name="P10" draw:layer="layout" svg:width="21cm" svg:height="2.347cm" svg:x="6.6cm" svg:y="6cm">
          <draw:text-box>
            <text:p text:style-name="P9"><text:span text:style-name="T5">その名の通り「変わる数」のこと</text:span></text:p>
          </draw:text-box>
        </draw:frame>
        <draw:custom-shape draw:style-name="gr5" draw:text-style-name="P11" draw:layer="layout" svg:width="5.4cm" svg:height="4cm" svg:x="2.6cm" svg:y="13.6cm">
          <text:p text:style-name="P3"><text:span text:style-name="T6">H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2" draw:layer="layout" svg:width="5cm" svg:height="2.8cm" svg:x="2.8cm" svg:y="9.3cm">
          <text:p text:style-name="P3"><text:span text:style-name="T7">1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763.2873425315 30753.58800428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11" draw:layer="layout" svg:width="5.4cm" svg:height="4cm" svg:x="18.6cm" svg:y="13.6cm">
          <text:p text:style-name="P3"><text:span text:style-name="T6">H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2" draw:layer="layout" svg:width="8.4cm" svg:height="2.8cm" svg:x="17.4cm" svg:y="9.3cm">
          <text:p text:style-name="P3"><text:span text:style-name="T7">-100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006.8087132484 30753.58800428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11" draw:layer="layout" svg:width="5.4cm" svg:height="4cm" svg:x="10.6cm" svg:y="13.6cm">
          <text:p text:style-name="P3"><text:span text:style-name="T6">H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2" draw:layer="layout" svg:width="5cm" svg:height="2.8cm" svg:x="10.8cm" svg:y="9.3cm">
          <text:p text:style-name="P3"><text:span text:style-name="T7">10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763.2873425315 30753.58800428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8" draw:text-style-name="P13" draw:layer="layout" svg:width="25.4cm" svg:height="2.411cm" svg:x="1.4cm" svg:y="18.296cm">
          <draw:text-box>
            <text:p><text:span text:style-name="T8">好きな数を入れたり、その時の状態によって違う数に変わることができる。数だけではなく文字も入れることができる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標準_20_6" presentation:presentation-page-layout-name="AL2T19">
        <office:forms form:automatic-focus="false" form:apply-design-mode="false"/>
        <draw:frame presentation:style-name="pr8" draw:layer="layout" svg:width="25.199cm" svg:height="3.506cm" svg:x="1.4cm" svg:y="3.837cm" presentation:class="title">
          <draw:text-box>
            <text:p>変数を作ろう！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Question01_20_h1_5f_" presentation:presentation-page-layout-name="AL2T19">
        <office:forms form:automatic-focus="false" form:apply-design-mode="false"/>
        <draw:frame presentation:style-name="pr10" draw:layer="layout" svg:width="25.199cm" svg:height="2.4cm" svg:x="0.201cm" svg:y="2.5cm" presentation:class="title">
          <draw:text-box>
            <text:p>変数を作ろう（１）</text:p>
          </draw:text-box>
        </draw:frame>
        <draw:frame draw:style-name="gr9" draw:text-style-name="P3" draw:layer="layout" svg:width="10.537cm" svg:height="12.309cm" svg:x="2cm" svg:y="6.8cm">
          <draw:image xlink:href="Pictures/10000201000001A0000001E652BFA0C5.png" xlink:type="simple" xlink:show="embed" xlink:actuate="onLoad">
            <text:p/>
          </draw:image>
        </draw:frame>
        <draw:custom-shape draw:style-name="gr10" draw:text-style-name="P16" draw:layer="layout" svg:width="13.201cm" svg:height="4.363cm" svg:x="14cm" svg:y="15.2cm">
          <text:p text:style-name="P15"><text:span text:style-name="T9">「変数（へんすう）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1" draw:text-style-name="P6" draw:layer="layout" svg:width="4.6cm" svg:height="1.6cm" svg:x="7.284cm" svg:y="12.9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11.4cm" svg:y1="14.567cm" svg:x2="14cm" svg:y2="17.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Question01_20_h1_5f_" presentation:presentation-page-layout-name="AL2T19">
        <draw:frame presentation:style-name="pr10" draw:layer="layout" svg:width="25.199cm" svg:height="2.4cm" svg:x="0.201cm" svg:y="2.5cm" presentation:class="title">
          <draw:text-box>
            <text:p>変数を作ろう（２）</text:p>
          </draw:text-box>
        </draw:frame>
        <draw:frame draw:style-name="gr9" draw:text-style-name="P3" draw:layer="layout" svg:width="10.537cm" svg:height="12.309cm" svg:x="2cm" svg:y="6.8cm">
          <draw:image xlink:href="Pictures/10000201000001A0000001E652BFA0C5.png" xlink:type="simple" xlink:show="embed" xlink:actuate="onLoad">
            <text:p/>
          </draw:image>
        </draw:frame>
        <draw:custom-shape draw:style-name="gr12" draw:text-style-name="P16" draw:layer="layout" svg:width="12.801cm" svg:height="4.363cm" svg:x="14.4cm" svg:y="15.2cm">
          <text:p text:style-name="P15"><text:span text:style-name="T9">「新しい変数を作る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3" draw:text-style-name="P6" draw:layer="layout" svg:width="7.2cm" svg:height="1.6cm" svg:x="1.8cm" svg:y="1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9cm" svg:y1="16cm" svg:x2="14.4cm" svg:y2="17.6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Question01_20_h1_5f_" presentation:presentation-page-layout-name="AL2T19">
        <draw:frame draw:style-name="gr9" draw:text-style-name="P3" draw:layer="layout" svg:width="14.901cm" svg:height="8.772cm" svg:x="6.55cm" svg:y="7.2cm">
          <draw:image xlink:href="Pictures/10000201000002C6000001A26F9AEFE3.png" xlink:type="simple" xlink:show="embed" xlink:actuate="onLoad">
            <text:p/>
          </draw:image>
        </draw:frame>
        <draw:frame presentation:style-name="pr10" draw:layer="layout" svg:width="25.199cm" svg:height="2.4cm" svg:x="0.201cm" svg:y="2.5cm" presentation:class="title">
          <draw:text-box>
            <text:p>変数を作ろう（３）</text:p>
          </draw:text-box>
        </draw:frame>
        <draw:custom-shape draw:style-name="gr14" draw:text-style-name="P16" draw:layer="layout" svg:width="20.801cm" svg:height="2.4cm" svg:x="4.4cm" svg:y="17.6cm">
          <text:p text:style-name="P15"><text:span text:style-name="T9">「変数名？」に変数の名前を入力し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5" draw:text-style-name="P6" draw:layer="layout" svg:width="11.6cm" svg:height="2cm" svg:x="8.15cm" svg:y="1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12.2cm" svg:y1="12.2cm" svg:x2="14.4cm" svg:y2="17.6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Question01_20_h1_5f_" presentation:presentation-page-layout-name="AL2T19">
        <draw:frame draw:style-name="gr9" draw:text-style-name="P3" draw:layer="layout" svg:width="9.4cm" svg:height="13.423cm" svg:x="1.2cm" svg:y="6.6cm">
          <draw:image xlink:href="Pictures/10000201000001A00000025212C00142.png" xlink:type="simple" xlink:show="embed" xlink:actuate="onLoad">
            <text:p/>
          </draw:image>
        </draw:frame>
        <draw:frame presentation:style-name="pr10" draw:layer="layout" svg:width="25.199cm" svg:height="2.4cm" svg:x="0.201cm" svg:y="2.5cm" presentation:class="title">
          <draw:text-box>
            <text:p>変数を作ろう（４）</text:p>
          </draw:text-box>
        </draw:frame>
        <draw:custom-shape draw:style-name="gr16" draw:text-style-name="P16" draw:layer="layout" svg:width="13.2cm" svg:height="8.8cm" svg:x="13.4cm" svg:y="11.2cm">
          <text:p text:style-name="P15"><text:span text:style-name="T9">新しく変数のブロックが出てきた！</text:span></text:p>
          <text:p text:style-name="P15"><text:span text:style-name="T9">これを使って変数に命令してみ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7" draw:text-style-name="P6" draw:layer="layout" svg:width="10.4cm" svg:height="9.2cm" svg:x="0.8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11.2cm" svg:y1="12.2cm" svg:x2="13.4cm" svg:y2="15.2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Question01_20_h1_5f_" presentation:presentation-page-layout-name="AL2T19">
        <draw:frame draw:style-name="gr9" draw:text-style-name="P3" draw:layer="layout" svg:width="12.885cm" svg:height="9.703cm" svg:x="10.115cm" svg:y="6.8cm">
          <draw:image xlink:href="Pictures/10000201000003D4000002E275328901.png" xlink:type="simple" xlink:show="embed" xlink:actuate="onLoad">
            <text:p/>
          </draw:image>
        </draw:frame>
        <draw:frame presentation:style-name="pr10" draw:layer="layout" svg:width="25.199cm" svg:height="2.4cm" svg:x="0.201cm" svg:y="2.5cm" presentation:class="title">
          <draw:text-box>
            <text:p>変数を作ろう（５）</text:p>
          </draw:text-box>
        </draw:frame>
        <draw:custom-shape draw:style-name="gr18" draw:text-style-name="P16" draw:layer="layout" svg:width="22.4cm" svg:height="3.8cm" svg:x="1.8cm" svg:y="16cm">
          <text:p text:style-name="P15"><text:span text:style-name="T9">ステージにも変数の箱が出てきたよ。</text:span></text:p>
          <text:p text:style-name="P15"><text:span text:style-name="T9">ここで変数の中身を確認しながら作ろ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9" draw:text-style-name="P6" draw:layer="layout" svg:width="4.4cm" svg:height="2cm" svg:x="9.4cm" svg:y="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11.6cm" svg:y1="8.4cm" svg:x2="6.4cm" svg:y2="16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gu 1C2" svg:font-family="'Migu 1C'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textarea-horizontal-align="left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1" fo:font-family="'Migu 1C'" style:font-style-name="標準" style:font-family-generic="roman" style:font-pitch="variable" fo:font-size="18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top="0cm" fo:margin-bottom="0.4cm"/>
      <style:text-properties fo:font-size="28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top="0cm" fo:margin-bottom="0.3cm"/>
      <style:text-properties fo:font-size="24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top="0cm" fo:margin-bottom="0.2cm"/>
      <style:text-properties fo:font-size="20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top="0cm" fo:margin-bottom="0.1cm"/>
      <style:text-properties fo:font-size="20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top="0cm" fo:margin-bottom="0.1cm"/>
      <style:text-properties fo:font-size="20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top="0cm" fo:margin-bottom="0.1cm"/>
      <style:text-properties fo:font-size="20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top="0cm" fo:margin-bottom="0.1cm"/>
      <style:text-properties fo:font-size="20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top="0cm" fo:margin-bottom="0.1cm"/>
      <style:text-properties fo:font-size="20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2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4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5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7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8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Question01_20_h1_5f_-title">
      <style:graphic-properties draw:auto-grow-height="false" fo:min-height="3.507cm"/>
    </style:style>
    <style:style style:name="Mpr10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</style:handout-master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44E9A55E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27.999cm" svg:height="10.871cm" svg:x="0.2cm" svg:y="0.6cm">
        <draw:image xlink:href="Pictures/10000201000003E0000001814BA3F7D6.png" xlink:type="simple" xlink:show="embed" xlink:actuate="onLoad">
          <text:p/>
        </draw:image>
      </draw:frame>
      <draw:frame presentation:style-name="Question02_20_h1-title" draw:layer="backgroundobjects" svg:width="22.599cm" svg:height="5.2cm" svg:x="5.2cm" svg:y="5.8cm" presentation:class="title" presentation:placeholder="true">
        <draw:text-box/>
      </draw:frame>
      <draw:frame presentation:style-name="Question02_20_h1-outline1" draw:layer="backgroundobjects" svg:width="24.639cm" svg:height="12.18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F6A73BB4.png" xlink:type="simple" xlink:show="embed" xlink:actuate="onLoad">
          <text:p/>
        </draw:image>
      </draw:frame>
      <draw:frame presentation:style-name="標準_20_6-title" draw:layer="backgroundobjects" svg:width="25.199cm" svg:height="3.506cm" svg:x="1.4cm" svg:y="3.837cm" presentation:class="title" presentation:placeholder="true">
        <draw:text-box/>
      </draw:frame>
      <draw:frame presentation:style-name="標準_20_6-outline1" draw:layer="backgroundobjects" svg:width="24.639cm" svg:height="12.18cm" svg:x="1.4cm" svg:y="8.8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9" draw:text-style-name="MP8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4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7-02-24T23:09:19.516622000</dc:date>
    <meta:editing-duration>P7DT14H36M16S</meta:editing-duration>
    <meta:editing-cycles>977</meta:editing-cycles>
    <meta:generator>LibreOffice/4.4.6.3$MacOSX_X86_64 LibreOffice_project/e8938fd3328e95dcf59dd64e7facd2c7d67c704d</meta:generator>
    <meta:document-statistic meta:object-count="119"/>
  </office:meta>
</office:document-meta>
</file>